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20000009695B8D74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7.0528in" fo:margin-left="0in" fo:margin-top="0in" fo:margin-bottom="0in" style:page-number="1" table:align="left" style:writing-mode="lr-tb"/>
    </style:style>
    <style:style style:name="Tabla1.A" style:family="table-column">
      <style:table-column-properties style:column-width="2.0014in"/>
    </style:style>
    <style:style style:name="Tabla1.B" style:family="table-column">
      <style:table-column-properties style:column-width="2.9278in"/>
    </style:style>
    <style:style style:name="Tabla1.C" style:family="table-column">
      <style:table-column-properties style:column-width="0.6125in"/>
    </style:style>
    <style:style style:name="Tabla1.D" style:family="table-column">
      <style:table-column-properties style:column-width="1.5111in"/>
    </style:style>
    <style:style style:name="Tabla1.1" style:family="table-row">
      <style:table-row-properties style:min-row-height="0.3611in" fo:keep-together="auto"/>
    </style:style>
    <style:style style:name="Tabla1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1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1.A2" style:family="table-cell">
      <style:table-cell-properties style:vertical-align="middle" fo:background-color="#e6e6e6" fo:padding-left="0.075in" fo:padding-right="0.075in" fo:padding-top="0in" fo:padding-bottom="0in" fo:border="0.5pt solid #000001">
        <style:background-image/>
      </style:table-cell-properties>
    </style:style>
    <style:style style:name="Tabla1.3" style:family="table-row">
      <style:table-row-properties style:min-row-height="0.3194in" fo:keep-together="auto"/>
    </style:style>
    <style:style style:name="Tabla2" style:family="table">
      <style:table-properties style:width="7.1444in" fo:margin-left="0in" fo:margin-top="0in" fo:margin-bottom="0in" table:align="left" style:writing-mode="lr-tb"/>
    </style:style>
    <style:style style:name="Tabla2.A" style:family="table-column">
      <style:table-column-properties style:column-width="0.9063in"/>
    </style:style>
    <style:style style:name="Tabla2.B" style:family="table-column">
      <style:table-column-properties style:column-width="4.2924in"/>
    </style:style>
    <style:style style:name="Tabla2.C" style:family="table-column">
      <style:table-column-properties style:column-width="0.591in"/>
    </style:style>
    <style:style style:name="Tabla2.D" style:family="table-column">
      <style:table-column-properties style:column-width="1.3549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a"/>
    </style:style>
    <style:style style:name="Tabla2.C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2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2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a2.B2" style:family="table-cell">
      <style:table-cell-properties style:vertical-align="bottom" fo:padding-left="0.075in" fo:padding-right="0.075in" fo:padding-top="0in" fo:padding-bottom="0in" fo:border="0.5pt solid #00000a"/>
    </style:style>
    <style:style style:name="Tabla2.C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1" fo:border-bottom="none"/>
    </style:style>
    <style:style style:name="Tabla3" style:family="table">
      <style:table-properties style:width="6.9986in" fo:margin-left="0in" fo:margin-top="0in" fo:margin-bottom="0in" table:align="left" style:writing-mode="lr-tb"/>
    </style:style>
    <style:style style:name="Tabla3.A" style:family="table-column">
      <style:table-column-properties style:column-width="0.5979in"/>
    </style:style>
    <style:style style:name="Tabla3.B" style:family="table-column">
      <style:table-column-properties style:column-width="2.1403in"/>
    </style:style>
    <style:style style:name="Tabla3.C" style:family="table-column">
      <style:table-column-properties style:column-width="4.2604in"/>
    </style:style>
    <style:style style:name="Tabla3.1" style:family="table-row">
      <style:table-row-properties style:min-row-height="0.3611in" fo:keep-together="auto"/>
    </style:style>
    <style:style style:name="Tabla3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C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3.2" style:family="table-row">
      <style:table-row-properties fo:keep-together="auto"/>
    </style:style>
    <style:style style:name="Tabla3.B2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3" style:family="table-row">
      <style:table-row-properties fo:keep-together="auto"/>
    </style:style>
    <style:style style:name="Tabla3.B3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4" style:family="table-row">
      <style:table-row-properties fo:keep-together="auto"/>
    </style:style>
    <style:style style:name="Tabla3.B4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3.5" style:family="table-row">
      <style:table-row-properties fo:keep-together="auto"/>
    </style:style>
    <style:style style:name="Tabla3.B5" style:family="table-cell">
      <style:table-cell-properties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P1" style:family="paragraph" style:parent-style-name="Standard">
      <style:paragraph-properties fo:text-align="justify" style:justify-single-word="false"/>
      <style:text-properties style:font-name="Tahoma" style:font-name-asian="Tahoma1" style:font-name-complex="Tahoma1"/>
    </style:style>
    <style:style style:name="P2" style:family="paragraph" style:parent-style-name="Standard">
      <style:paragraph-properties fo:text-align="center" style:justify-single-word="false"/>
      <style:text-properties style:font-name="Tahoma" fo:font-size="8pt" style:font-name-asian="Tahoma1" style:font-size-asian="8pt" style:font-name-complex="Tahoma1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1" style:font-size-asian="14pt" style:font-weight-asian="bold" style:font-name-complex="Tahoma1" style:font-size-complex="14pt"/>
    </style:style>
    <style:style style:name="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1" style:font-size-asian="10pt" style:font-weight-asian="bold" style:font-name-complex="Tahoma1" style:font-size-complex="10pt"/>
    </style:style>
    <style:style style:name="P5" style:family="paragraph" style:parent-style-name="Standard"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2b0154" style:font-name-asian="Tahoma1" style:font-size-asian="10pt" style:font-name-complex="Tahoma1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39b612" style:font-name-asian="Tahoma1" style:font-size-asian="10pt" style:font-name-complex="Tahoma1" style:font-size-complex="10pt"/>
    </style:style>
    <style:style style:name="P10" style:family="paragraph" style:parent-style-name="Standard">
      <style:text-properties style:font-name="Tahoma" fo:font-size="10pt" fo:language="ca" fo:country="ES" officeooo:rsid="002c6b09" officeooo:paragraph-rsid="002c6b09" style:font-name-asian="Tahoma1" style:font-size-asian="10pt" style:font-name-complex="Tahoma1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fo:language="ca" fo:country="ES" officeooo:rsid="002e3cfe" officeooo:paragraph-rsid="002e3cfe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39b612" officeooo:paragraph-rsid="0039b612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fo:language="ca" fo:country="ES" fo:font-weight="bold" style:font-name-asian="Tahoma1" style:font-size-asian="10pt" style:font-weight-asian="bold" style:font-name-complex="Tahoma1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ahoma" fo:font-size="10pt" fo:language="ca" fo:country="ES" fo:font-weight="bold" style:font-name-asian="Tahoma1" style:font-size-asian="10pt" style:font-weight-asian="bold" style:font-name-complex="Tahoma1" style:font-size-complex="10pt"/>
    </style:style>
    <style:style style:name="P15" style:family="paragraph" style:parent-style-name="Standard">
      <style:text-properties style:font-name="Tahoma" fo:font-size="10pt" fo:language="ca" fo:country="ES" fo:font-weight="bold" officeooo:paragraph-rsid="00383ec7" style:font-name-asian="Tahoma1" style:font-size-asian="10pt" style:font-weight-asian="bold" style:font-name-complex="Tahoma1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none" style:font-name-asian="Tahoma1" style:font-size-asian="10pt" style:font-name-complex="Tahoma1" style:font-size-complex="10pt"/>
    </style:style>
    <style:style style:name="P17" style:family="paragraph" style:parent-style-name="Standard">
      <style:paragraph-properties fo:line-height="125%" fo:text-align="center" style:justify-single-word="false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P20" style:family="paragraph" style:parent-style-name="Standard">
      <style:text-properties style:font-name="Calibri"/>
    </style:style>
    <style:style style:name="P21" style:family="paragraph" style:parent-style-name="Standard">
      <style:text-properties style:font-name="Calibri" officeooo:paragraph-rsid="0039b612"/>
    </style:style>
    <style:style style:name="P22" style:family="paragraph" style:parent-style-name="Standard">
      <style:text-properties style:font-name="Calibri" officeooo:rsid="0039b612" officeooo:paragraph-rsid="0039b612"/>
    </style:style>
    <style:style style:name="P23" style:family="paragraph" style:parent-style-name="Standard">
      <style:text-properties style:font-name="Calibri" officeooo:rsid="0021ace1" officeooo:paragraph-rsid="0039b612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paragraph-rsid="002e3cfe" style:font-name-asian="Tahoma1" style:font-size-asian="10pt" style:font-style-asian="normal" style:font-weight-asian="normal" style:font-name-complex="Tahoma1" style:font-size-complex="10pt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rsid="002e3cfe" officeooo:paragraph-rsid="002e3cfe" style:font-name-asian="Tahoma1" style:font-size-asian="10pt" style:font-style-asian="normal" style:font-weight-asian="normal" style:font-name-complex="Tahoma1" style:font-size-complex="10pt"/>
    </style:style>
    <style:style style:name="P26" style:family="paragraph" style:parent-style-name="Standard">
      <style:paragraph-properties fo:text-align="justify" style:justify-single-word="false"/>
      <style:text-properties style:text-position="0% 100%" style:font-name="Tahoma" fo:font-size="11pt" fo:language="ca" fo:country="ES" style:text-underline-style="none" officeooo:paragraph-rsid="0034ae52" style:text-blinking="false" style:font-name-asian="Tahoma1" style:font-size-asian="11pt" style:language-asian="ar" style:country-asian="SA" style:font-name-complex="Tahoma1" style:font-size-complex="11pt" style:language-complex="ar" style:country-complex="SA" style:text-emphasize="none" style:text-scale="100%"/>
    </style:style>
    <style:style style:name="P27" style:family="paragraph" style:parent-style-name="Standard">
      <style:text-properties fo:color="#000000" style:text-position="0% 100%" style:font-name="Tahoma" fo:font-size="11pt" fo:language="ca" fo:country="ES" fo:font-weight="bold" officeooo:paragraph-rsid="00383ec7" style:font-name-asian="Tahoma1" style:font-size-asian="11pt" style:font-weight-asian="bold" style:font-name-complex="Tahoma1" style:font-size-complex="11pt"/>
    </style:style>
    <style:style style:name="P28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color="#000000" style:font-name="Calibri" fo:font-size="11pt" officeooo:rsid="00376daa" officeooo:paragraph-rsid="0039b612" style:font-name-asian="Tahoma1" style:font-size-asian="11pt" style:font-name-complex="Tahoma1" style:font-size-complex="11pt"/>
    </style:style>
    <style:style style:name="P29" style:family="paragraph" style:parent-style-name="Standard">
      <style:paragraph-properties fo:padding="0in" fo:border="none"/>
    </style:style>
    <style:style style:name="P30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31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2ce1d2" officeooo:paragraph-rsid="002ce1d2" style:font-name-asian="Tahoma1" style:font-size-asian="10pt" style:font-name-complex="Tahoma1" style:font-size-complex="10pt"/>
    </style:style>
    <style:style style:name="P32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text-underline-style="none" style:font-name-asian="Tahoma1" style:font-size-asian="10pt" style:font-name-complex="Tahoma1" style:font-size-complex="10pt"/>
    </style:style>
    <style:style style:name="P33" style:family="paragraph" style:parent-style-name="Standard">
      <style:paragraph-properties fo:text-align="justify" style:justify-single-word="false" fo:break-before="pag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34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style:font-name-asian="Tahoma1" style:font-size-asian="10pt" style:font-weight-asian="bold" style:font-name-complex="Tahoma1" style:font-size-complex="10pt"/>
    </style:style>
    <style:style style:name="P35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officeooo:paragraph-rsid="002e3cfe" style:font-name-asian="Tahoma1" style:font-size-asian="10pt" style:font-weight-asian="bold" style:font-name-complex="Tahoma1" style:font-size-complex="10pt"/>
    </style:style>
    <style:style style:name="P36" style:family="paragraph" style:parent-style-name="Standard" style:list-style-name="WWNum1">
      <style:paragraph-properties fo:text-align="justify" style:justify-single-word="false" fo:break-before="page"/>
      <style:text-properties style:font-name="Tahoma" fo:font-size="10pt" fo:language="ca" fo:country="ES" style:text-underline-style="solid" style:text-underline-width="auto" style:text-underline-color="font-color" fo:font-weight="bold" style:font-name-asian="Tahoma1" style:font-size-asian="10pt" style:font-weight-asian="bold" style:font-name-complex="Tahoma1" style:font-size-complex="10pt"/>
    </style:style>
    <style:style style:name="P37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P38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3afc33" officeooo:paragraph-rsid="003afc33" style:font-name-asian="Tahoma1" style:font-size-asian="10pt" style:font-name-complex="Tahoma1" style:font-size-complex="10pt"/>
    </style:style>
    <style:style style:name="P39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3bfa8a" officeooo:paragraph-rsid="003bfa8a" style:font-name-asian="Tahoma1" style:font-size-asian="10pt" style:font-name-complex="Tahoma1" style:font-size-complex="10pt"/>
    </style:style>
    <style:style style:name="T1" style:family="text">
      <style:text-properties officeooo:rsid="0017a6f5"/>
    </style:style>
    <style:style style:name="T2" style:family="text">
      <style:text-properties style:font-name="Tahoma" fo:font-size="10pt" style:font-name-asian="Tahoma1" style:font-size-asian="10pt" style:font-name-complex="Tahoma1" style:font-size-complex="10pt"/>
    </style:style>
    <style:style style:name="T3" style:family="text">
      <style:text-properties style:font-name="Tahoma" fo:font-size="10pt" fo:language="ca" fo:country="ES" fo:font-weight="bold" style:font-name-asian="Tahoma1" style:font-size-asian="10pt" style:font-weight-asian="bold" style:font-name-complex="Tahoma1" style:font-size-complex="10pt"/>
    </style:style>
    <style:style style:name="T4" style:family="text">
      <style:text-properties style:font-name="Tahoma" fo:font-size="10pt" fo:language="ca" fo:country="ES" style:font-name-asian="Tahoma1" style:font-size-asian="10pt" style:font-name-complex="Tahoma1" style:font-size-complex="10pt"/>
    </style:style>
    <style:style style:name="T5" style:family="text">
      <style:text-properties style:font-name="Tahoma" fo:font-size="10pt" fo:language="ca" fo:country="ES" officeooo:rsid="001c1a43" style:font-name-asian="Tahoma1" style:font-size-asian="10pt" style:font-name-complex="Tahoma1" style:font-size-complex="10pt"/>
    </style:style>
    <style:style style:name="T6" style:family="text">
      <style:text-properties style:font-name="Tahoma" fo:font-size="10pt" fo:language="ca" fo:country="ES" officeooo:rsid="00383ec7" style:font-name-asian="Tahoma1" style:font-size-asian="10pt" style:font-name-complex="Tahoma1" style:font-size-complex="10pt"/>
    </style:style>
    <style:style style:name="T7" style:family="text">
      <style:text-properties style:font-name="Tahoma" fo:font-size="10pt" fo:language="ca" fo:country="ES" officeooo:rsid="00383f2e" style:font-name-asian="Tahoma1" style:font-size-asian="10pt" style:font-name-complex="Tahoma1" style:font-size-complex="10pt"/>
    </style:style>
    <style:style style:name="T8" style:family="text">
      <style:text-properties style:font-name="Tahoma" fo:font-size="10pt" fo:language="ca" fo:country="ES" officeooo:rsid="003962a9" style:font-name-asian="Tahoma1" style:font-size-asian="10pt" style:font-name-complex="Tahoma1" style:font-size-complex="10pt"/>
    </style:style>
    <style:style style:name="T9" style:family="text">
      <style:text-properties style:font-name="Tahoma" fo:font-size="10pt" fo:language="ca" fo:country="ES" officeooo:rsid="003aeadc" style:font-name-asian="Tahoma1" style:font-size-asian="10pt" style:font-name-complex="Tahoma1" style:font-size-complex="10pt"/>
    </style:style>
    <style:style style:name="T10" style:family="text">
      <style:text-properties style:font-name="Tahoma" style:font-name-asian="Tahoma1" style:font-name-complex="Tahoma1"/>
    </style:style>
    <style:style style:name="T11" style:family="text">
      <style:text-properties style:font-name="Tahoma" officeooo:rsid="002e3cfe" style:font-name-asian="Tahoma1" style:font-name-complex="Tahoma1"/>
    </style:style>
    <style:style style:name="T12" style:family="text">
      <style:text-properties fo:color="#000000" style:font-name="Tahoma" fo:font-size="9pt" style:font-name-asian="Tahoma1" style:font-size-asian="9pt" style:font-name-complex="Tahoma1" style:font-size-complex="9pt"/>
    </style:style>
    <style:style style:name="T13" style:family="text">
      <style:text-properties fo:color="#000000" style:text-position="0% 100%"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color="#000000" style:text-position="0% 100%" fo:font-size="11pt" fo:font-weight="normal" officeooo:rsid="0041894e" style:font-size-asian="11pt" style:font-weight-asian="normal" style:font-size-complex="11pt" style:font-weight-complex="normal"/>
    </style:style>
    <style:style style:name="T15" style:family="text">
      <style:text-properties fo:color="#000000" style:text-position="0% 100%" fo:font-size="11pt" fo:font-weight="normal" officeooo:rsid="00383ec7" style:font-size-asian="11pt" style:font-weight-asian="normal" style:font-size-complex="11pt" style:font-weight-complex="normal"/>
    </style:style>
    <style:style style:name="T16" style:family="text">
      <style:text-properties fo:color="#000000" style:text-position="0% 100%" fo:font-size="11pt" fo:language="ca" fo:country="ES" officeooo:rsid="00873e60" style:text-blinking="false" style:font-name-asian="Tahoma1" style:font-size-asian="11pt" style:language-asian="ar" style:country-asian="SA" style:font-name-complex="Tahoma1" style:font-size-complex="11pt" style:language-complex="ar" style:country-complex="SA" style:text-emphasize="none" style:text-scale="100%"/>
    </style:style>
    <style:style style:name="T17" style:family="text">
      <style:text-properties fo:color="#000000" fo:font-size="11pt" style:font-name-asian="Tahoma1" style:font-size-asian="11pt" style:font-name-complex="Tahoma1" style:font-size-complex="11pt"/>
    </style:style>
    <style:style style:name="T18" style:family="text">
      <style:text-properties fo:color="#000000" fo:font-size="11pt" officeooo:rsid="00376daa" style:font-name-asian="Tahoma1" style:font-size-asian="11pt" style:font-name-complex="Tahoma1" style:font-size-complex="11pt"/>
    </style:style>
    <style:style style:name="T19" style:family="text">
      <style:text-properties fo:color="#000000" fo:font-size="11pt" officeooo:rsid="00873e60" style:font-name-asian="Tahoma1" style:font-size-asian="11pt" style:font-name-complex="Tahoma1" style:font-size-complex="11pt"/>
    </style:style>
    <style:style style:name="T20" style:family="text">
      <style:text-properties fo:color="#000000" fo:font-size="11pt" officeooo:rsid="0085d218" style:font-name-asian="Tahoma1" style:font-size-asian="11pt" style:font-name-complex="Tahoma1" style:font-size-complex="11pt"/>
    </style:style>
    <style:style style:name="T21" style:family="text">
      <style:text-properties fo:color="#000000" fo:font-size="11pt" officeooo:rsid="0039b612" style:font-name-asian="Tahoma1" style:font-size-asian="11pt" style:font-name-complex="Tahoma1" style:font-size-complex="11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d86ad" style:font-weight-asian="normal" style:font-weight-complex="normal"/>
    </style:style>
    <style:style style:name="T24" style:family="text">
      <style:text-properties fo:font-weight="normal" officeooo:rsid="0041894e" style:font-weight-asian="normal" style:font-weight-complex="normal"/>
    </style:style>
    <style:style style:name="T25" style:family="text">
      <style:text-properties fo:font-weight="normal" officeooo:rsid="00383ec7" style:font-weight-asian="normal" style:font-weight-complex="normal"/>
    </style:style>
    <style:style style:name="T26" style:family="text">
      <style:text-properties officeooo:rsid="0021ace1"/>
    </style:style>
    <style:style style:name="T27" style:family="text">
      <style:text-properties officeooo:rsid="002a2645"/>
    </style:style>
    <style:style style:name="T28" style:family="text">
      <style:text-properties officeooo:rsid="002c6b09"/>
    </style:style>
    <style:style style:name="T29" style:family="text">
      <style:text-properties officeooo:rsid="002ce1d2"/>
    </style:style>
    <style:style style:name="T30" style:family="text">
      <style:text-properties officeooo:rsid="002e3cfe"/>
    </style:style>
    <style:style style:name="T31" style:family="text">
      <style:text-properties officeooo:rsid="002fe223"/>
    </style:style>
    <style:style style:name="T32" style:family="text">
      <style:text-properties officeooo:rsid="0030ca59"/>
    </style:style>
    <style:style style:name="T33" style:family="text">
      <style:text-properties officeooo:rsid="007b00d3"/>
    </style:style>
    <style:style style:name="T34" style:family="text">
      <style:text-properties officeooo:rsid="00383ec7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fo:font-size="11pt" style:font-name-asian="Tahoma1" style:font-size-asian="11pt" style:font-name-complex="Tahoma1" style:font-size-complex="11pt"/>
    </style:style>
    <style:style style:name="T37" style:family="text">
      <style:text-properties fo:font-size="11pt" officeooo:rsid="008764b0" style:font-name-asian="Tahoma1" style:font-size-asian="11pt" style:font-name-complex="Tahoma1" style:font-size-complex="11pt"/>
    </style:style>
    <style:style style:name="T38" style:family="text">
      <style:text-properties fo:font-size="11pt" officeooo:rsid="00873e60" style:font-name-asian="Tahoma1" style:font-size-asian="11pt" style:font-name-complex="Tahoma1" style:font-size-complex="11pt"/>
    </style:style>
    <style:style style:name="T39" style:family="text">
      <style:text-properties fo:font-size="11pt" officeooo:rsid="0039b612" style:font-name-asian="Tahoma1" style:font-size-asian="11pt" style:font-name-complex="Tahoma1" style:font-size-complex="11pt"/>
    </style:style>
    <style:style style:name="T40" style:family="text">
      <style:text-properties officeooo:rsid="0085d218"/>
    </style:style>
    <style:style style:name="T41" style:family="text">
      <style:text-properties officeooo:rsid="0088995f"/>
    </style:style>
    <style:style style:name="T42" style:family="text">
      <style:text-properties officeooo:rsid="0039b612"/>
    </style:style>
    <style:style style:name="T43" style:family="text">
      <style:text-properties officeooo:rsid="0039c4ba"/>
    </style:style>
    <style:style style:name="T44" style:family="text">
      <style:text-properties officeooo:rsid="003aeadc"/>
    </style:style>
    <style:style style:name="T45" style:family="text">
      <style:text-properties officeooo:rsid="003bfa8a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p text:style-name="Standard"><text:span text:style-name="T3">CICLE</text:span><text:span text:style-name="T4">: </text:span><text:span text:style-name="T5">T</text:span><text:span text:style-name="T6">è</text:span><text:span text:style-name="T5">cnic Superior en Organi</text:span><text:span text:style-name="T6">t</text:span><text:span text:style-name="T5">zació del Manteniment de Maquin</text:span><text:span text:style-name="T6">à</text:span><text:span text:style-name="T5">ria de </text:span><text:span text:style-name="T6">Vaixells</text:span><text:span text:style-name="T5"> </text:span><text:span text:style-name="T6">i </text:span><text:span text:style-name="T5">Embarcaci</text:span><text:span text:style-name="T6">ons</text:span></text:p>
          </table:table-cell>
          <table:covered-table-cell/>
          <table:covered-table-cell/>
          <table:table-cell table:style-name="Tabla1.D1" office:value-type="string">
            <text:p text:style-name="Standard"><text:span text:style-name="T3">GRAU</text:span><text:span text:style-name="T4">: </text:span><text:span text:style-name="T6">SUPERIOR</text:span></text:p>
          </table:table-cell>
        </table:table-row>
        <table:table-row table:style-name="Tabla1.1">
          <table:table-cell table:style-name="Tabla1.A2" table:number-columns-spanned="4" office:value-type="string">
            <text:p text:style-name="P15">MÒDUL:<text:span text:style-name="T22"> </text:span><text:span text:style-name="T13">Organi</text:span><text:span text:style-name="T14">t</text:span><text:span text:style-name="T13">zació del </text:span><text:span text:style-name="T15">M</text:span><text:span text:style-name="T13">antenimient </text:span><text:span text:style-name="T14">i</text:span><text:span text:style-name="T13"> </text:span><text:span text:style-name="T15">M</text:span><text:span text:style-name="T14">u</text:span><text:span text:style-name="T13">nta</text:span><text:span text:style-name="T14">tge</text:span><text:span text:style-name="T13"> d’</text:span><text:span text:style-name="T15">I</text:span><text:span text:style-name="T13">nstal</text:span><text:span text:style-name="T14">·l</text:span><text:span text:style-name="T13">acions </text:span><text:span text:style-name="T15">F</text:span><text:span text:style-name="T13">rigorífi</text:span><text:span text:style-name="T14">ques</text:span></text:p>
            <text:p text:style-name="P27"><text:span text:style-name="T24">i</text:span><text:span text:style-name="T23"> </text:span><text:span text:style-name="T25">S</text:span><text:span text:style-name="T23">istem</text:span><text:span text:style-name="T24">e</text:span><text:span text:style-name="T23">s de </text:span><text:span text:style-name="T25">C</text:span><text:span text:style-name="T23">limatizació </text:span><text:span text:style-name="T24">en</text:span><text:span text:style-name="T23"> </text:span><text:span text:style-name="T25">V</text:span><text:span text:style-name="T24">aixells</text:span><text:span text:style-name="T23"> </text:span><text:span text:style-name="T24">i</text:span><text:span text:style-name="T23"> </text:span><text:span text:style-name="T25">E</text:span><text:span text:style-name="T23">mbarcacion</text:span><text:span text:style-name="T24">s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Standard"><text:span text:style-name="T3">HORES DURACIÓ</text:span><text:span text:style-name="T4">: <text:s text:c="4"/>1</text:span><text:span text:style-name="T6">5</text:span><text:span text:style-name="T4">0h <text:s/></text:span></text:p>
          </table:table-cell>
          <table:table-cell table:style-name="Tabla1.A1" office:value-type="string">
            <text:p text:style-name="Standard"><text:span text:style-name="T3">PERIODICITAT SETMANAL</text:span><text:span text:style-name="T4">: <text:s/></text:span><text:span text:style-name="T9">7</text:span><text:span text:style-name="T4">h</text:span></text:p>
          </table:table-cell>
          <table:table-cell table:style-name="Tabla1.D1" table:number-columns-spanned="2" office:value-type="string">
            <text:p text:style-name="Standard"><text:span text:style-name="T3">Nº MÀXIM FALTES</text:span><text:span text:style-name="T4">: 2</text:span><text:span text:style-name="T8">3</text:span></text:p>
          </table:table-cell>
          <table:covered-table-cell/>
        </table:table-row>
      </table:table>
      <text:p text:style-name="P6"/>
      <text:list xml:id="list894716264018430875" text:style-name="WWNum1">
        <text:list-item>
          <text:p text:style-name="P34">Continguts del mòdul i temporització:</text:p>
        </text:list-item>
      </text:list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4">BLOC DE CONTINGUTS</text:p>
          </table:table-cell>
          <table:table-cell table:style-name="Tabla2.A1" office:value-type="string">
            <text:p text:style-name="P14">UNITAT DIDÀCTICA</text:p>
          </table:table-cell>
          <table:table-cell table:style-name="Tabla2.C1" office:value-type="string">
            <text:p text:style-name="P14">AVAL.</text:p>
          </table:table-cell>
          <table:table-cell table:style-name="Tabla2.D1" office:value-type="string">
            <text:p text:style-name="P14">Dates aproximades</text:p>
          </table:table-cell>
        </table:table-row>
        <table:table-row table:style-name="Tabla2.1">
          <table:table-cell table:style-name="Tabla2.A2" table:number-rows-spanned="8" office:value-type="string">
            <text:p text:style-name="P7">Bloc</text:p>
            <text:p text:style-name="P7">Avaluació</text:p>
            <text:p text:style-name="P7">1.</text:p>
          </table:table-cell>
          <table:table-cell table:style-name="Tabla2.B2" office:value-type="string">
            <text:p text:style-name="P21">U<text:span text:style-name="T26">T</text:span>. 1 <text:span text:style-name="T35">PRINCIPIS DE REFRIGERACIÓ</text:span></text:p>
          </table:table-cell>
          <table:table-cell table:style-name="Tabla2.C2" table:number-rows-spanned="8" office:value-type="string">
            <text:p text:style-name="P7">1ª</text:p>
            <text:p text:style-name="P7"/>
          </table:table-cell>
          <table:table-cell table:style-name="Tabla2.D1" office:value-type="string">
            <text:p text:style-name="P8">09/2<text:span text:style-name="T44">3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6">T</text:span>. 2 <text:span text:style-name="T17">COMPONENTES PRINCIPALES DE LAS INSTALACIONES DE REFRIGERACIÓN</text:span></text:p>
          </table:table-cell>
          <table:covered-table-cell/>
          <table:table-cell table:style-name="Tabla2.D1" office:value-type="string">
            <text:p text:style-name="P8">10/2<text:span text:style-name="T44">3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6">T</text:span>. 3 <text:span text:style-name="T18">ELEMENTS AUXILIARS DELS SISTEM</text:span><text:span text:style-name="T19">E</text:span><text:span text:style-name="T18">S</text:span><text:span text:style-name="T27"> </text:span></text:p>
          </table:table-cell>
          <table:covered-table-cell/>
          <table:table-cell table:style-name="Tabla2.D1" office:value-type="string">
            <text:p text:style-name="P8">1<text:span text:style-name="T42">0</text:span>/2<text:span text:style-name="T44">3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6">T</text:span>. 4 <text:span text:style-name="T18">FLUIDS REFRIGERANTS</text:span></text:p>
          </table:table-cell>
          <table:covered-table-cell/>
          <table:table-cell table:style-name="Tabla2.D1" office:value-type="string">
            <text:p text:style-name="P8">11//2<text:span text:style-name="T44">3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8"><text:span text:style-name="T42">UT. 5 </text:span>OLIS LUBRICANTS P<text:span text:style-name="T40">E</text:span>R A <text:span text:style-name="T41">COMPRESSORS FRIGORÍFICS</text:span></text:p>
          </table:table-cell>
          <table:covered-table-cell/>
          <table:table-cell table:style-name="Tabla2.D1" office:value-type="string">
            <text:p text:style-name="P9">11//2<text:span text:style-name="T44">3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T. 6 <text:span text:style-name="T18">ORGANI</text:span><text:span text:style-name="T20">T</text:span><text:span text:style-name="T18">ZACIÓ </text:span><text:span text:style-name="T20">I</text:span><text:span text:style-name="T18"> E</text:span><text:span text:style-name="T20">XECUCIÓ</text:span><text:span text:style-name="T18"> DEL M</text:span><text:span text:style-name="T20">UNTATGE</text:span><text:span text:style-name="T18"> DE M</text:span><text:span text:style-name="T20">À</text:span><text:span text:style-name="T18">QUIN</text:span><text:span text:style-name="T20">ES</text:span><text:span text:style-name="T18"> </text:span><text:span text:style-name="T20">I</text:span><text:span text:style-name="T18"> EQUIPS DE REFRIGERACI</text:span><text:span text:style-name="T20">Ó</text:span></text:p>
          </table:table-cell>
          <table:covered-table-cell/>
          <table:table-cell table:style-name="Tabla2.D1" office:value-type="string">
            <text:p text:style-name="P12">11/2<text:span text:style-name="T44">3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T. 7 <text:span text:style-name="T16">CANONADES</text:span></text:p>
          </table:table-cell>
          <table:covered-table-cell/>
          <table:table-cell table:style-name="Tabla2.D1" office:value-type="string">
            <text:p text:style-name="P12">12/2<text:span text:style-name="T44">3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0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table-cell table:style-name="Tabla2.A2" table:number-rows-spanned="9" office:value-type="string">
            <text:p text:style-name="P7">Bloc</text:p>
            <text:p text:style-name="P7">Avaluació</text:p>
            <text:p text:style-name="P7">2.</text:p>
          </table:table-cell>
          <table:table-cell table:style-name="Tabla2.B2" office:value-type="string">
            <text:p text:style-name="P23">UT. <text:span text:style-name="T42">8 </text:span><text:span text:style-name="T21">ANÀLISI I INTERPRETACIÓ DE LA DOCUMENTACIÓ TÈCNICA PER AL MUNTATGE I MANTENIMENT D'INSTAL·LACIONS FRIGORÍFIQUES</text:span></text:p>
          </table:table-cell>
          <table:table-cell table:style-name="Tabla2.C2" table:number-rows-spanned="9" office:value-type="string">
            <text:p text:style-name="P7">2ª</text:p>
          </table:table-cell>
          <table:table-cell table:style-name="Tabla2.D1" office:value-type="string">
            <text:p text:style-name="P8">01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6">T</text:span>. <text:span text:style-name="T42">9</text:span> <text:span text:style-name="T36">P</text:span><text:span text:style-name="T37">OSADA</text:span><text:span text:style-name="T36"> EN </text:span><text:span text:style-name="T37">MARXA</text:span><text:span text:style-name="T36"> D’INSTALACIONS</text:span></text:p>
          </table:table-cell>
          <table:covered-table-cell/>
          <table:table-cell table:style-name="Tabla2.D1" office:value-type="string">
            <text:p text:style-name="P8">01/ 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6">T</text:span>. <text:span text:style-name="T42">10</text:span> <text:span text:style-name="T36">INSTALACIONS DE CLIMATIZACIÓ-VENTILACIÓ</text:span></text:p>
          </table:table-cell>
          <table:covered-table-cell/>
          <table:table-cell table:style-name="Tabla2.D1" office:value-type="string">
            <text:p text:style-name="P8">02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7">T</text:span>. <text:span text:style-name="T42">11</text:span> <text:span text:style-name="T36">T</text:span><text:span text:style-name="T38">Ê</text:span><text:span text:style-name="T36">CNI</text:span><text:span text:style-name="T38">QUES</text:span><text:span text:style-name="T36"> DE MANTENIMIENT EN INSTALACIONS FRIG</text:span><text:span text:style-name="T38">ORÍFIQUES</text:span></text:p>
          </table:table-cell>
          <table:covered-table-cell/>
          <table:table-cell table:style-name="Tabla2.D1" office:value-type="string">
            <text:p text:style-name="P8">02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1">U<text:span text:style-name="T27">T</text:span>. <text:span text:style-name="T42">12 </text:span><text:span text:style-name="T39">TÈCNIQUES DE DIAGNÒSTIC I LOCALITZACIÓ D'AVARIES EN MÀQUINES I ELEMENTS DELS SISTEMES FRIGORÍFICS</text:span></text:p>
          </table:table-cell>
          <table:covered-table-cell/>
          <table:table-cell table:style-name="Tabla2.D1" office:value-type="string">
            <text:p text:style-name="P8">03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UT. 13 <text:span text:style-name="T36">T</text:span><text:span text:style-name="T37">È</text:span><text:span text:style-name="T36">CNI</text:span><text:span text:style-name="T37">QUES</text:span><text:span text:style-name="T36"> DE </text:span><text:span text:style-name="T37">NETEJA</text:span><text:span text:style-name="T36">, C</text:span><text:span text:style-name="T37">À</text:span><text:span text:style-name="T36">R</text:span><text:span text:style-name="T37">RE</text:span><text:span text:style-name="T36">GA </text:span><text:span text:style-name="T37">I</text:span><text:span text:style-name="T36"> RECUPERACIÓ DE </text:span><text:span text:style-name="T37">REFRIGERANTS</text:span><text:span text:style-name="T36"> </text:span><text:span text:style-name="T37">I</text:span><text:span text:style-name="T36"> LUBRICANT</text:span><text:span text:style-name="T37">S</text:span><text:span text:style-name="T36"> </text:span></text:p>
          </table:table-cell>
          <table:covered-table-cell/>
          <table:table-cell table:style-name="Tabla2.D1" office:value-type="string">
            <text:p text:style-name="P7">03/2<text:span text:style-name="T44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0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covered-table-cell/>
          <table:table-cell table:style-name="Tabla2.B2" office:value-type="string">
            <text:p text:style-name="P20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covered-table-cell/>
          <table:table-cell table:style-name="Tabla2.B2" office:value-type="string">
            <text:p text:style-name="P20"/>
          </table:table-cell>
          <table:covered-table-cell/>
          <table:table-cell table:style-name="Tabla2.D1" office:value-type="string">
            <text:p text:style-name="P7"/>
          </table:table-cell>
        </table:table-row>
      </table:table>
      <text:p text:style-name="P13"/>
      <text:list xml:id="list94953494820528" text:continue-numbering="true" text:style-name="WWNum1">
        <text:list-header>
          <text:p text:style-name="P34"/>
        </text:list-header>
        <text:list-item>
          <text:p text:style-name="P36">Instruments d’avaluació:</text:p>
        </text:list-item>
      </text:list>
      <text:p text:style-name="P13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4">BLOC</text:p>
          </table:table-cell>
          <table:table-cell table:style-name="Tabla3.A1" office:value-type="string">
            <text:p text:style-name="P14">PROVES ESCRITES</text:p>
          </table:table-cell>
          <table:table-cell table:style-name="Tabla3.C1" office:value-type="string">
            <text:p text:style-name="P14">PROVES PRÀCTIQUES </text:p>
          </table:table-cell>
        </table:table-row>
        <table:table-row table:style-name="Tabla3.2">
          <table:table-cell table:style-name="Tabla3.A1" table:number-rows-spanned="2" office:value-type="string">
            <text:p text:style-name="P7">1</text:p>
          </table:table-cell>
          <table:table-cell table:style-name="Tabla3.B2" office:value-type="string">
            <text:p text:style-name="P6">1 control. </text:p>
          </table:table-cell>
          <table:table-cell table:style-name="Tabla3.C1" table:number-rows-spanned="2" office:value-type="string">
            <text:p text:style-name="P10">1. Soldadura de tub de coure, tova i forta</text:p>
            <text:p text:style-name="P5"><text:span text:style-name="T28">2</text:span>. Seguiment d’una instal·lació frigorífica real: observació dels fenòmens termodinàmics i constitució del equip</text:p>
            <text:p text:style-name="P5"><text:span text:style-name="T28">3</text:span>. Identificació dels elements que composen una instal·lació frigorífica real</text:p>
            <text:p text:style-name="P5"><text:span text:style-name="T28">4</text:span>. Desmuntatge de compressors </text:p>
            <text:p text:style-name="P5"><text:span text:style-name="T28">5</text:span>. Determinació de la humitat de l’aire</text:p>
          </table:table-cell>
        </table:table-row>
        <table:table-row table:style-name="Tabla3.3">
          <table:covered-table-cell/>
          <table:table-cell table:style-name="Tabla3.B3" office:value-type="string">
            <text:p text:style-name="P6">1 Examen de tot el Bloc.</text:p>
          </table:table-cell>
          <table:covered-table-cell/>
        </table:table-row>
        <table:table-row table:style-name="Tabla3.4">
          <table:table-cell table:style-name="Tabla3.A1" table:number-rows-spanned="2" office:value-type="string">
            <text:p text:style-name="P7">2</text:p>
          </table:table-cell>
          <table:table-cell table:style-name="Tabla3.B4" office:value-type="string">
            <text:p text:style-name="P6">1 control</text:p>
          </table:table-cell>
          <table:table-cell table:style-name="Tabla3.C1" table:number-rows-spanned="2" office:value-type="string">
            <text:p text:style-name="P5"><text:span text:style-name="T28">6</text:span>. Manteniment de les instal·lacions de climatització</text:p>
            <text:p text:style-name="P5"><text:span text:style-name="T28">7</text:span>. Detecció de fu<text:span text:style-name="T31">ites</text:span></text:p>
            <text:p text:style-name="P5"><text:span text:style-name="T28">8</text:span>. C<text:span text:style-name="T32">àrrega</text:span> de fluid</text:p>
            <text:p text:style-name="P5"><text:span text:style-name="T28">9</text:span>. Canonades <text:span text:style-name="T32">(abocardat, corbat, prova estanquitat)</text:span></text:p>
            <text:p text:style-name="P5"><text:span text:style-name="T28">10</text:span>. Seguiment de la instal·lació elèctrica d’un equip frigorífic <text:span text:style-name="T32">utilitzant</text:span> els esquemes</text:p>
          </table:table-cell>
        </table:table-row>
        <table:table-row table:style-name="Tabla3.5">
          <table:covered-table-cell/>
          <table:table-cell table:style-name="Tabla3.B5" office:value-type="string">
            <text:p text:style-name="P6">1 Examen de tot el bloc</text:p>
          </table:table-cell>
          <table:covered-table-cell/>
        </table:table-row>
      </table:table>
      <text:p text:style-name="P13"/>
      <text:list xml:id="list94953502815832" text:continue-numbering="true" text:style-name="WWNum1">
        <text:list-item>
          <text:p text:style-name="P34">Criteris de qualificació:</text:p>
        </text:list-item>
      </text:list>
      <text:p text:style-name="P6"/>
      <text:p text:style-name="P30">El mòdul es divideix en dues avaluacions. Al llarg de cada avaluació es farà un examen control a mitjans trimestre i un examen d’avaluació. </text:p>
      <text:p text:style-name="P30">Els alumnes que hagin tret més d'un 5 en <text:span text:style-name="T29">l’</text:span>ex<text:span text:style-name="T29">a</text:span>men de cont<text:span text:style-name="T29">rol</text:span> fan la mitja ponderada corresponent amb l'examen d'avaluació.</text:p>
      <text:p text:style-name="P38">Si es suspèn l'examen de control, es podrà recuperar durant l'examen d'avaluació.</text:p>
      <text:p text:style-name="P31">L’examen de control comptar<text:span text:style-name="T30">à</text:span> un 40% el d’avaluació un 60% per la nota de coneixements teórics de l’avaluació.</text:p>
      <text:p text:style-name="P19"><text:span text:style-name="T11">Pel càlcul de les notes finals de les avaluacions, l</text:span><text:span text:style-name="T10">a part teòrica </text:span><text:span text:style-name="T11">comptarà</text:span><text:span text:style-name="T10"> un 40%, el treball autònom un 20%, les pràctiques un 30% i l’actitud un 10%.</text:span></text:p>
      <text:p text:style-name="P19"/>
      <text:p text:style-name="P32">Els exàmens o elements d'avaluació tant pràctics com teòrics s’aproven com mínim amb un 5.</text:p>
      <text:p text:style-name="P16">S’ha de tenir aprovada la primera avaluació (en primera convocatòria o en la recuperació) per poder aprovar la segona.</text:p>
      <text:p text:style-name="P16"/>
      <text:p text:style-name="P16">La nota de pràctiques serà la nota mitjana de totes les sessions i treballs fets durant el temps de pràctica al taller.</text:p>
      <text:p text:style-name="P16"/>
      <text:p text:style-name="P26">La nota del treball autònom serà la mitjana de totes les <text:span text:style-name="T33">tasques exigides durant el trimestre</text:span>.</text:p>
      <text:p text:style-name="P16"/>
      <text:p text:style-name="P33"/>
      <text:list xml:id="list94954615669329" text:continue-numbering="true" text:style-name="WWNum1">
        <text:list-item>
          <text:p text:style-name="P34">Recuperacions:</text:p>
          <text:p text:style-name="P34"/>
        </text:list-item>
      </text:list>
      <text:p text:style-name="P25">Es farà una prova de recuperació de la primera avaluació.</text:p>
      <text:p text:style-name="P25"/>
      <text:p text:style-name="P25">No <text:span text:style-name="T43">e</text:span>s farà prova de recuperació de la segona avaluació.</text:p>
      <text:p text:style-name="P24"/>
      <text:list xml:id="list94954348004156" text:continue-numbering="true" text:style-name="WWNum1">
        <text:list-header>
          <text:p text:style-name="P35"/>
        </text:list-header>
        <text:list-item>
          <text:p text:style-name="P34">Material didàctic i/o de treball necessari:</text:p>
        </text:list-item>
      </text:list>
      <text:p text:style-name="P6"/>
      <text:p text:style-name="P30">El mòdul es desenvoluparà a l’aula <text:span text:style-name="T45">7</text:span> i al taller de fred fonamentalment. </text:p>
      <text:p text:style-name="P30">El curs es seguirà amb <text:span text:style-name="T30">la documentació disponible al lloc </text:span><text:a xlink:type="simple" xlink:href="https://paulinoposada.github.io/web_fred/index_fred.html"><text:span text:style-name="T30">web del mòdul</text:span></text:a><text:span text:style-name="T30">.</text:span></text:p>
      <text:p text:style-name="P39">https://paulinoposada.github.io/web_fred/index_fred.html</text:p>
      <text:p text:style-name="P30">Els alumnes hauran de tenir a classe, a més del material bàsic escolar, una calculadora científica, regla de 30 cm, llapis i goma d’esborrar.</text:p>
      <text:p text:style-name="P30">Per al seguiment de les classes teòriques es projectarà a la pissarra el material necessari.</text:p>
      <text:p text:style-name="P30"/>
      <text:list xml:id="list94954179905623" text:continue-numbering="true" text:style-name="WWNum1">
        <text:list-item>
          <text:p text:style-name="P34">Activitats complementàries i extraescolars programades: <text:s/></text:p>
        </text:list-item>
      </text:list>
      <text:p text:style-name="P6"/>
      <text:p text:style-name="P11">No hi ha activitats complementàries programades.</text:p>
      <text:p text:style-name="P6"/>
      <text:list xml:id="list94954488036414" text:continue-numbering="true" text:style-name="WWNum1">
        <text:list-item>
          <text:p text:style-name="P34">Selecció de bibliografia i pàgines web interessants:</text:p>
        </text:list-item>
      </text:list>
      <text:p text:style-name="P6"/>
      <text:p text:style-name="P6"><text:span text:style-name="T30">Al</text:span> <text:span text:style-name="T45">lloc </text:span><text:a xlink:type="simple" xlink:href="https://paulinoposada.github.io/web_fred/index_fred.html"><text:span text:style-name="T45">web</text:span></text:a><text:a xlink:type="simple" xlink:href="https://paulinoposada.github.io/web_fred/index_fred.html"> de</text:a><text:a xlink:type="simple" xlink:href="https://paulinoposada.github.io/web_fred/index_fred.html"><text:span text:style-name="T30">l mòdul</text:span></text:a> hi haurà arxius amb continguts, que els alumnes p<text:span text:style-name="T30">oden</text:span> anar consultant durant el curs.</text:p>
      <text:p text:style-name="P6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/>
      <style:text-properties fo:color="#345a8a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/>
      <style:text-properties fo:color="#4f81bd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/>
      <style:text-properties fo:color="#4f81bd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false"/>
      <style:text-properties fo:color="#17365d"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tyle="italic" style:font-style-asian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="Tahoma" fo:font-family="Tahoma" style:font-family-generic="roman" style:font-pitch="variable" fo:font-size="10pt" fo:font-weight="bold" style:font-name-asian="Tahoma1" style:font-family-asian="Tahoma" style:font-family-generic-asian="system" style:font-pitch-asian="variable" style:font-size-asian="11pt" style:font-weight-asian="bold" style:font-name-complex="Tahoma1" style:font-family-complex="Tahoma" style:font-family-generic-complex="system" style:font-pitch-complex="variable" style:font-size-complex="11pt"/>
    </style:style>
    <style:style style:name="ListLabel_20_956" style:display-name="ListLabel 956" style:family="text">
      <style:text-properties style:font-name="Tahoma" fo:font-family="Tahoma" style:font-family-generic="roman" style:font-pitch="variable" fo:font-size="10pt" fo:font-weight="normal" style:font-name-asian="Noto Sans Symbols" style:font-family-asian="'Noto Sans Symbols'" style:font-family-generic-asian="system" style:font-pitch-asian="variable" style:font-size-asian="11pt" style:font-weight-asian="bold" style:font-name-complex="Noto Sans Symbols" style:font-family-complex="'Noto Sans Symbols'" style:font-family-generic-complex="system" style:font-pitch-complex="variable" style:font-size-complex="11pt"/>
    </style:style>
    <style:style style:name="ListLabel_20_957" style:display-name="ListLabel 957" style:family="text">
      <style:text-properties fo:font-size="11pt" fo:font-weight="normal" style:font-size-asian="11pt" style:font-weight-asian="normal" style:font-size-complex="11pt"/>
    </style:style>
    <style:style style:name="ListLabel_20_958" style:display-name="ListLabel 958" style:family="text">
      <style:text-properties fo:font-size="11pt" fo:font-weight="normal" style:font-size-asian="11pt" style:font-weight-asian="normal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56" style:num-suffix="●" text:bullet-char="●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fo:font-family="'Noto Sans Symbols'" style:font-family-generic="swiss"/>
      </text:list-level-style-bullet>
      <text:list-level-style-number text:level="2" text:style-name="ListLabel_20_957" style:num-prefix="●." style:num-suffix="." style:num-format="1">
        <style:list-level-properties text:list-level-position-and-space-mode="label-alignment">
          <style:list-level-label-alignment text:label-followed-by="listtab" fo:text-indent="-0.3in" fo:margin-left="1.35in"/>
        </style:list-level-properties>
      </text:list-level-style-number>
      <text:list-level-style-number text:level="3" text:style-name="ListLabel_20_958" style:num-prefix="●." style:num-suffix="." style:num-format="1" text:display-levels="2">
        <style:list-level-properties text:list-level-position-and-space-mode="label-alignment">
          <style:list-level-label-alignment text:label-followed-by="listtab" fo:text-indent="-0.35in" fo:margin-left="1.65in"/>
        </style:list-level-properties>
      </text:list-level-style-number>
      <text:list-level-style-number text:level="4" style:num-prefix="●." style:num-suffix="." style:num-format="1" text:display-levels="3">
        <style:list-level-properties text:list-level-position-and-space-mode="label-alignment">
          <style:list-level-label-alignment text:label-followed-by="listtab" fo:text-indent="-0.45in" fo:margin-left="2in"/>
        </style:list-level-properties>
      </text:list-level-style-number>
      <text:list-level-style-number text:level="5" style:num-prefix="●." style:num-suffix="." style:num-format="1" text:display-levels="4">
        <style:list-level-properties text:list-level-position-and-space-mode="label-alignment">
          <style:list-level-label-alignment text:label-followed-by="listtab" fo:text-indent="-0.55in" fo:margin-left="2.35in"/>
        </style:list-level-properties>
      </text:list-level-style-number>
      <text:list-level-style-number text:level="6" style:num-prefix="●." style:num-suffix="." style:num-format="1" text:display-levels="5">
        <style:list-level-properties text:list-level-position-and-space-mode="label-alignment">
          <style:list-level-label-alignment text:label-followed-by="listtab" fo:text-indent="-0.6492in" fo:margin-left="2.7in"/>
        </style:list-level-properties>
      </text:list-level-style-number>
      <text:list-level-style-number text:level="7" style:num-prefix="●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3.05in"/>
        </style:list-level-properties>
      </text:list-level-style-number>
      <text:list-level-style-number text:level="8" style:num-prefix="●." style:num-suffix="." style:num-format="1" text:display-levels="7">
        <style:list-level-properties text:list-level-position-and-space-mode="label-alignment">
          <style:list-level-label-alignment text:label-followed-by="listtab" fo:text-indent="-0.8492in" fo:margin-left="3.4in"/>
        </style:list-level-properties>
      </text:list-level-style-number>
      <text:list-level-style-number text:level="9" style:num-prefix="●." style:num-suffix="." style:num-format="1" text:display-levels="8">
        <style:list-level-properties text:list-level-position-and-space-mode="label-alignment">
          <style:list-level-label-alignment text:label-followed-by="listtab" fo:text-indent="-0.9992in" fo:margin-left="3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6.6875in" fo:margin-top="0in" fo:margin-bottom="0in" table:align="center" style:writing-mode="lr-tb"/>
    </style:style>
    <style:style style:name="Tabla4.A" style:family="table-column">
      <style:table-column-properties style:column-width="1.1563in"/>
    </style:style>
    <style:style style:name="Tabla4.B" style:family="table-column">
      <style:table-column-properties style:column-width="4.3646in"/>
    </style:style>
    <style:style style:name="Tabla4.C" style:family="table-column">
      <style:table-column-properties style:column-width="1.1667in"/>
    </style:style>
    <style:style style:name="Tabla4.1" style:family="table-row">
      <style:table-row-properties style:min-row-height="1.0139in" fo:keep-together="auto"/>
    </style:style>
    <style:style style:name="Tabla4.A1" style:family="table-cell">
      <style:table-cell-properties fo:padding="0.0694in" fo:border="0.5pt solid #000001"/>
    </style:style>
    <style:style style:name="Tabla4.B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a4.C1" style:family="table-cell">
      <style:table-cell-properties style:vertical-align="middle" fo:padding="0in" fo:border="0.5pt solid #000001"/>
    </style:style>
    <style:style style:name="MP1" style:family="paragraph" style:parent-style-name="Standard">
      <style:paragraph-properties fo:text-align="justify" style:justify-single-word="false"/>
      <style:text-properties style:font-name="Tahoma" style:font-name-asian="Tahoma1" style:font-name-complex="Tahoma1"/>
    </style:style>
    <style:style style:name="MP2" style:family="paragraph" style:parent-style-name="Standard">
      <style:paragraph-properties fo:text-align="center" style:justify-single-word="false"/>
      <style:text-properties style:font-name="Tahoma" fo:font-size="8pt" style:font-name-asian="Tahoma1" style:font-size-asian="8pt" style:font-name-complex="Tahoma1" style:font-size-complex="8pt"/>
    </style:style>
    <style:style style:name="M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1" style:font-size-asian="14pt" style:font-weight-asian="bold" style:font-name-complex="Tahoma1" style:font-size-complex="14pt"/>
    </style:style>
    <style:style style:name="M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1" style:font-size-asian="10pt" style:font-weight-asian="bold" style:font-name-complex="Tahoma1" style:font-size-complex="10pt"/>
    </style:style>
    <style:style style:name="MP5" style:family="paragraph" style:parent-style-name="Standard">
      <style:paragraph-properties fo:line-height="125%" fo:text-align="center" style:justify-single-word="false"/>
    </style:style>
    <style:style style:name="MP6" style:family="paragraph" style:parent-style-name="Standard">
      <style:paragraph-properties fo:padding="0in" fo:border="none"/>
    </style:style>
    <style:style style:name="MT1" style:family="text">
      <style:text-properties officeooo:rsid="003aeadc"/>
    </style:style>
    <style:style style:name="MT2" style:family="text">
      <style:text-properties style:font-name="Tahoma" fo:font-size="10pt" style:font-name-asian="Tahoma1" style:font-size-asian="10pt" style:font-name-complex="Tahoma1" style:font-size-complex="10pt"/>
    </style:style>
    <style:style style:name="MT3" style:family="text">
      <style:text-properties fo:color="#000000" style:font-name="Tahoma" fo:font-size="9pt" style:font-name-asian="Tahoma1" style:font-size-asian="9pt" style:font-name-complex="Tahoma1" style:font-size-complex="9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2"><draw:frame draw:style-name="Mfr1" draw:name="image2.png" text:anchor-type="char" svg:x="-0.0102in" svg:y="-0.0311in" svg:width="0.8547in" svg:height="0.9898in" draw:z-index="2"><draw:image xlink:href="Pictures/10000201000000820000009695B8D744.png" xlink:type="simple" xlink:show="embed" xlink:actuate="onLoad"/></draw:frame></text:p>
            </table:table-cell>
            <table:table-cell table:style-name="Tabla4.B1" office:value-type="string">
              <text:p text:style-name="MP3"><text:s/>PRESENTACIÓ DEL MÒDUL</text:p>
            </table:table-cell>
            <table:table-cell table:style-name="Tabla4.C1" office:value-type="string">
              <text:p text:style-name="MP4">CURS 202<text:span text:style-name="MT1">3</text:span>-2<text:span text:style-name="MT1">4</text:span></text:p>
              <text:p text:style-name="MP5"><text:span text:style-name="MT2">Pàgina 1 de </text:span><text:span text:style-name="MT2"><text:page-count>3</text:page-count></text:span></text:p>
            </table:table-cell>
          </table:table-row>
        </table:table>
        <text:p text:style-name="MP1"/>
      </style:header>
      <style:footer>
        <text:p text:style-name="MP6"><text:span text:style-name="MT3">MD 020201</text:span> <text:span text:style-name="MT3">Rev 0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30</meta:editing-cycles>
    <meta:print-date>2019-09-23T10:24:00</meta:print-date>
    <meta:creation-date>2021-09-29T09:02:00</meta:creation-date>
    <dc:date>2023-09-20T09:49:52.494281411</dc:date>
    <meta:editing-duration>PT4H24M11S</meta:editing-duration>
    <meta:generator>LibreOffice/4.2.8.2$Linux_x86 LibreOffice_project/420m0$Build-2</meta:generator>
    <meta:document-statistic meta:table-count="4" meta:image-count="1" meta:object-count="0" meta:page-count="3" meta:paragraph-count="93" meta:word-count="615" meta:character-count="3912" meta:non-whitespace-character-count="3380"/>
    <meta:user-defined meta:name="AppVersion">12.0000</meta:user-defined>
    <meta:user-defined meta:name="Company">GI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